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4.18cm" style:rel-column-width="2370*"/>
    </style:style>
    <style:style style:name="Tabela1.B" style:family="table-column">
      <style:table-column-properties style:column-width="2.355cm" style:rel-column-width="1335*"/>
    </style:style>
    <style:style style:name="Tabela1.C" style:family="table-column">
      <style:table-column-properties style:column-width="2.699cm" style:rel-column-width="1530*"/>
    </style:style>
    <style:style style:name="Tabela1.D" style:family="table-column">
      <style:table-column-properties style:column-width="2.54cm" style:rel-column-width="1440*"/>
    </style:style>
    <style:style style:name="Tabela1.E" style:family="table-column">
      <style:table-column-properties style:column-width="2.752cm" style:rel-column-width="1560*"/>
    </style:style>
    <style:style style:name="Tabela1.F" style:family="table-column">
      <style:table-column-properties style:column-width="2.473cm" style:rel-column-width="1402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F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ela1.B2" style:family="table-cell">
      <style:table-cell-properties fo:padding="0.097cm" fo:border-left="0.002cm solid #000000" fo:border-right="none" fo:border-top="none" fo:border-bottom="0.002cm solid #000000"/>
    </style:style>
    <style:style style:name="Tabe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B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.F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paragraph-properties fo:text-align="center" style:justify-single-word="false"/>
      <style:text-properties style:font-name="Trebuchet MS"/>
    </style:style>
    <style:style style:name="P3" style:family="paragraph" style:parent-style-name="Standard">
      <style:paragraph-properties fo:text-align="start" style:justify-single-word="false"/>
      <style:text-properties style:font-name="Trebuchet MS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Trebuchet MS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Trebuchet MS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rebuchet MS" fo:font-weight="bold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Trebuchet MS"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rebuchet MS"/>
    </style:style>
    <style:style style:name="P10" style:family="paragraph" style:parent-style-name="Table_20_Contents">
      <style:paragraph-properties fo:text-align="center" style:justify-single-word="false"/>
      <style:text-properties fo:color="#ffffff" style:font-name="Trebuchet MS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 [Segment 1 not yet translated: Maria Szymczak] </text:p>
      <text:p text:style-name="P1"/>
      <text:p text:style-name="P5"> [Segment 2 not yet translated: PRZETWARZANIE JĘZYKA NATURALNEGO] </text:p>
      <text:p text:style-name="P2"> [Segment 3 not yet translated:  laboratorium nr 1] </text:p>
      <text:p text:style-name="P2"/>
      <text:p text:style-name="P2"/>
      <text:p text:style-name="P3"/>
      <text:p text:style-name="P3"> [Segment 4 not yet translated:  Zadanie zostało wykonane w 5-ciu językach programowania: c++, icon, java, python, ruby.] </text:p>
      <text:p text:style-name="P7"/>
      <text:list xml:id="list27616993" text:style-name="L1">
        <text:list-item>
          <text:p text:style-name="P8"> [Segment 5 not yet translated: WNIOSKI SUBIEKTYWNE] </text:p>
        </text:list-item>
      </text:list>
      <text:p text:style-name="P3"> [Segment 6 not yet translated:  Najlepiej mi znanym i najczęściej przeze mnie używanym językiem programowania jest java. ]  [Segment 7 not yet translated: Posiada ona bardzo dobrą, wyczerpującą dokumentację, rozbudowane biblioteki i klasę String z wygodnym interfejsem (w tym wypadku użyłam wzorca z wyrażeniem regularnym i funkcji split). ]  [Segment 8 not yet translated: To wszystko razem sprawiło, że w javie pisało mi się bardzo dobrze i dość szybko. ]  [Segment 9 not yet translated: Sporym minusem był brak funkcji pozwalającej na sortowanie mapy po wartościach, co zmuszało do kombinowania:)] </text:p>
      <text:p text:style-name="P3"> [Segment 10 not yet translated:  Najmniej przyjemnie pisało się w dość niskopoziomowym c++, mimo iż korzystałam ze standardowych bibliotek. ]  [Segment 11 not yet translated: Język ten ma najsłabiej rozwiniętą klasę string z 5-ciu użytych przeze mnie języków oraz jest najmniej odporny na błędy programisty, które powodują naruszenie ochrony pamięci. ]  [Segment 12 not yet translated: Z te względu pisanie w c++ zajęło mi najwięcej czasu. ] </text:p>
      <text:p text:style-name="P3"> [Segment 13 not yet translated:  Najszybciej i najprzyjemniej pisało mi się w rubym. ]  [Segment 14 not yet translated: Jest to język znany mi w umiarkowanym stopniu, nieskomplikowany i przejrzysty. ]  [Segment 15 not yet translated: Udostępnia wiele wygodnych funkcjonalności do obsługi zmiennych tekstowych, list i map, oraz możliwość definiowania własnych (np. sortowanie mapy zgodnie z własnymi warunkami). ]  [Segment 16 not yet translated: Wspiera również obsługę wyrażeń regularnych, co w połączeniu z funkcją tr i split, dało pożądane rezultaty. ]  [Segment 17 not yet translated: Co ważne, ruby posiada dość dobrą dokumentację.] </text:p>
      <text:p text:style-name="P3"> [Segment 18 not yet translated:  Kolejnym językiem, w którym pisałam, był kompletnie mi wcześniej nieznany python. ]  [Segment 19 not yet translated: Mimo początkowej nieznajomości, pisało się z nim dość szybko i łatwo. ]  [Segment 20 not yet translated: Język ma bardzo przejrzystą składnię i podobnie jak ruby, pozwala na wygodne operowanie zmiennymi tekstowymi i bardziej złożonymi strukturami danych. ]  [Segment 21 not yet translated: Tak jak w rubym użyłam wyrażenia regularnego oraz funkcji sub i split. ] </text:p>
      <text:p text:style-name="P3"> [Segment 22 not yet translated:  Językiem również słabo mi znanym jest icon. ]  [Segment 23 not yet translated: Sporym minusem pisania w tym języku są bardzo słabo udokumentowane biblioteki, co sprawiło, że napisanie programu zajęło mi relatywnie sporo czasu w stosunku do jego długości (jest to najkrótszy z moich programów). ]  [Segment 24 not yet translated: Dużym plusem natomiast jest udostępnianie bardzo wygodnych funkcji do rozbudowanego przetwarzania zmiennych znakowych (funkcje upto, many). ]  [Segment 25 not yet translated: Jest to jedyny język, który w prosty sposób udostępnia możliwość sortowania tablicy/mapy po wartościach.] </text:p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9199113" text:continue-numbering="true" text:style-name="L1">
        <text:list-item>
          <text:p text:style-name="P8"> [Segment 26 not yet translated: WNIOSKI OBIEKTYWNE] </text:p>
          <text:p text:style-name="P4"/>
        </text:list-item>
      </text:list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> [Segment 27 not yet translated: c++] </text:p>
          </table:table-cell>
          <table:table-cell table:style-name="Tabela1.A1" office:value-type="string">
            <text:p text:style-name="P10"> [Segment 28 not yet translated: icon] </text:p>
          </table:table-cell>
          <table:table-cell table:style-name="Tabela1.A1" office:value-type="string">
            <text:p text:style-name="P10"> [Segment 29 not yet translated: java] </text:p>
          </table:table-cell>
          <table:table-cell table:style-name="Tabela1.A1" office:value-type="string">
            <text:p text:style-name="P10"> [Segment 30 not yet translated: python] </text:p>
          </table:table-cell>
          <table:table-cell table:style-name="Tabela1.F1" office:value-type="string">
            <text:p text:style-name="P10"> [Segment 31 not yet translated: ruby] </text:p>
          </table:table-cell>
        </table:table-row>
        <table:table-row>
          <table:table-cell table:style-name="Tabela1.A2" office:value-type="string">
            <text:p text:style-name="P10"> [Segment 32 not yet translated: Czas działania] </text:p>
          </table:table-cell>
          <table:table-cell table:style-name="Tabela1.B2" office:value-type="string">
            <text:p text:style-name="P9"> [Segment 33 not yet translated: 0m 10.585s] </text:p>
          </table:table-cell>
          <table:table-cell table:style-name="Tabela1.B2" office:value-type="string">
            <text:p text:style-name="P9"> [Segment 34 not yet translated:  0m 17.916s] </text:p>
          </table:table-cell>
          <table:table-cell table:style-name="Tabela1.B2" office:value-type="string">
            <text:p text:style-name="P9"> [Segment 35 not yet translated: 0m 5.123s] </text:p>
          </table:table-cell>
          <table:table-cell table:style-name="Tabela1.B2" office:value-type="string">
            <text:p text:style-name="P9"> [Segment 36 not yet translated: 0m 5.996s] </text:p>
          </table:table-cell>
          <table:table-cell table:style-name="Tabela1.F2" office:value-type="string">
            <text:p text:style-name="P9"> [Segment 37 not yet translated: 0m 5.338s] </text:p>
          </table:table-cell>
        </table:table-row>
        <table:table-row>
          <table:table-cell table:style-name="Tabela1.A2" office:value-type="string">
            <text:p text:style-name="P10"> [Segment 38 not yet translated: Ilość linii] </text:p>
          </table:table-cell>
          <table:table-cell table:style-name="Tabela1.B3" office:value-type="float" office:value="52">
            <text:p text:style-name="P9"> [Segment 39 not yet translated: 52] </text:p>
          </table:table-cell>
          <table:table-cell table:style-name="Tabela1.B3" office:value-type="float" office:value="17">
            <text:p text:style-name="P9"> [Segment 40 not yet translated: 17] </text:p>
          </table:table-cell>
          <table:table-cell table:style-name="Tabela1.B3" office:value-type="float" office:value="57">
            <text:p text:style-name="P9"> [Segment 41 not yet translated: 57] </text:p>
          </table:table-cell>
          <table:table-cell table:style-name="Tabela1.B3" office:value-type="float" office:value="29">
            <text:p text:style-name="P9"> [Segment 42 not yet translated: 29] </text:p>
          </table:table-cell>
          <table:table-cell table:style-name="Tabela1.F3" office:value-type="float" office:value="37">
            <text:p text:style-name="P9"> [Segment 43 not yet translated: 37] </text:p>
          </table:table-cell>
        </table:table-row>
        <table:table-row>
          <table:table-cell table:style-name="Tabela1.A2" office:value-type="string">
            <text:p text:style-name="P10"> [Segment 44 not yet translated: Łatwość pisania] </text:p>
          </table:table-cell>
          <table:table-cell table:style-name="Tabela1.B3" office:value-type="float" office:value="2">
            <text:p text:style-name="P9"> [Segment 45 not yet translated: 2] </text:p>
          </table:table-cell>
          <table:table-cell table:style-name="Tabela1.B3" office:value-type="float" office:value="3">
            <text:p text:style-name="P9"> [Segment 46 not yet translated: 3] </text:p>
          </table:table-cell>
          <table:table-cell table:style-name="Tabela1.B3" office:value-type="float" office:value="3">
            <text:p text:style-name="P9"> [Segment 47 not yet translated: 3] </text:p>
          </table:table-cell>
          <table:table-cell table:style-name="Tabela1.B3" office:value-type="float" office:value="3">
            <text:p text:style-name="P9"> [Segment 48 not yet translated: 3] </text:p>
          </table:table-cell>
          <table:table-cell table:style-name="Tabela1.F3" office:value-type="float" office:value="5">
            <text:p text:style-name="P9"> [Segment 49 not yet translated: 5] </text:p>
          </table:table-cell>
        </table:table-row>
        <table:table-row>
          <table:table-cell table:style-name="Tabela1.A2" office:value-type="string">
            <text:p text:style-name="P10"> [Segment 50 not yet translated: Top 10] </text:p>
          </table:table-cell>
          <table:table-cell table:style-name="Tabela1.B2" office:value-type="string">
            <text:p text:style-name="P9"> [Segment 51 not yet translated: 13300 I] </text:p>
            <text:p text:style-name="P9"> [Segment 52 not yet translated: 9713 SIę] </text:p>
            <text:p text:style-name="P9"> [Segment 53 not yet translated: 8389 NIE] </text:p>
            <text:p text:style-name="P9"> [Segment 54 not yet translated: 8168 W] </text:p>
            <text:p text:style-name="P9"> [Segment 55 not yet translated: 6817 NA] </text:p>
            <text:p text:style-name="P9"> [Segment 56 not yet translated: 6040 Z] </text:p>
            <text:p text:style-name="P9"> [Segment 57 not yet translated: 4876 TO] </text:p>
            <text:p text:style-name="P9"> [Segment 58 not yet translated: 4337 DO] </text:p>
            <text:p text:style-name="P9"> [Segment 59 not yet translated: 4155 A] </text:p>
            <text:p text:style-name="P9"> [Segment 60 not yet translated: 3674 żE] </text:p>
          </table:table-cell>
          <table:table-cell table:style-name="Tabela1.B2" office:value-type="string">
            <text:p text:style-name="P9"> [Segment 61 not yet translated: 13301 : I] </text:p>
            <text:p text:style-name="P9"> [Segment 62 not yet translated: 9713 : SIĘ] </text:p>
            <text:p text:style-name="P9"> [Segment 63 not yet translated: 8389 : NIE] </text:p>
            <text:p text:style-name="P9"> [Segment 64 not yet translated: 8169 : W] </text:p>
            <text:p text:style-name="P9"> [Segment 65 not yet translated: 6817 : NA] </text:p>
            <text:p text:style-name="P9"> [Segment 66 not yet translated: 6040 : Z] </text:p>
            <text:p text:style-name="P9"> [Segment 67 not yet translated: 4876 : TO] </text:p>
            <text:p text:style-name="P9"> [Segment 68 not yet translated: 4337 : DO] </text:p>
            <text:p text:style-name="P9"> [Segment 69 not yet translated: 4155 : A] </text:p>
            <text:p text:style-name="P9"> [Segment 70 not yet translated: 3707 : ŻE] </text:p>
          </table:table-cell>
          <table:table-cell table:style-name="Tabela1.B2" office:value-type="string">
            <text:p text:style-name="P9"> [Segment 71 not yet translated: I 13300] </text:p>
            <text:p text:style-name="P9"> [Segment 72 not yet translated: SIĘ 9713] </text:p>
            <text:p text:style-name="P9"> [Segment 73 not yet translated: NIE 8389] </text:p>
            <text:p text:style-name="P9"> [Segment 74 not yet translated: W 8168] </text:p>
            <text:p text:style-name="P9"> [Segment 75 not yet translated: NA 6817] </text:p>
            <text:p text:style-name="P9"> [Segment 76 not yet translated: Z 6040] </text:p>
            <text:p text:style-name="P9"> [Segment 77 not yet translated: TO 4876] </text:p>
            <text:p text:style-name="P9"> [Segment 78 not yet translated: DO 4337] </text:p>
            <text:p text:style-name="P9"> [Segment 79 not yet translated: A 4155] </text:p>
            <text:p text:style-name="P9"> [Segment 80 not yet translated: ŻE 3707] </text:p>
          </table:table-cell>
          <table:table-cell table:style-name="Tabela1.B2" office:value-type="string">
            <text:p text:style-name="P9"> [Segment 81 not yet translated: I 13300] </text:p>
            <text:p text:style-name="P9"> [Segment 82 not yet translated: SIę 9713] </text:p>
            <text:p text:style-name="P9"> [Segment 83 not yet translated: NIE 8389] </text:p>
            <text:p text:style-name="P9"> [Segment 84 not yet translated: W 8168] </text:p>
            <text:p text:style-name="P9"> [Segment 85 not yet translated: NA 6817] </text:p>
            <text:p text:style-name="P9"> [Segment 86 not yet translated: Z 6040] </text:p>
            <text:p text:style-name="P9"> [Segment 87 not yet translated: TO 4876] </text:p>
            <text:p text:style-name="P9"> [Segment 88 not yet translated: DO 4337] </text:p>
            <text:p text:style-name="P9"> [Segment 89 not yet translated: A 4155] </text:p>
            <text:p text:style-name="P9"> [Segment 90 not yet translated: żE 3674] </text:p>
          </table:table-cell>
          <table:table-cell table:style-name="Tabela1.F2" office:value-type="string">
            <text:p text:style-name="P9"> [Segment 91 not yet translated: I 13300] </text:p>
            <text:p text:style-name="P9"> [Segment 92 not yet translated: SIę 9713] </text:p>
            <text:p text:style-name="P9"> [Segment 93 not yet translated: NIE 8389] </text:p>
            <text:p text:style-name="P9"> [Segment 94 not yet translated: W 8168] </text:p>
            <text:p text:style-name="P9"> [Segment 95 not yet translated: NA 6817] </text:p>
            <text:p text:style-name="P9"> [Segment 96 not yet translated: Z 6040] </text:p>
            <text:p text:style-name="P9"> [Segment 97 not yet translated: TO 4876] </text:p>
            <text:p text:style-name="P9"> [Segment 98 not yet translated: DO 4337] </text:p>
            <text:p text:style-name="P9"> [Segment 99 not yet translated: A 4155] </text:p>
            <text:p text:style-name="P9"> [Segment 100 not yet translated: żE 3674] </text:p>
          </table:table-cell>
        </table:table-row>
      </table:table>
      <text:list xml:id="list29189951" text:continue-numbering="true" text:style-name="L1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pl" style:country-asian="PL" style:font-size-complex="12pt" style:language-complex="pl" style:country-complex="P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pl" style:country-asian="PL" style:font-name-complex="Tahoma" style:font-size-complex="12pt" style:language-complex="pl" style:country-complex="P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7T07:48:04.75</meta:creation-date>
    <meta:document-statistic meta:table-count="1" meta:image-count="0" meta:object-count="0" meta:page-count="2" meta:paragraph-count="86" meta:word-count="472" meta:character-count="2841"/>
    <dc:date>2009-10-27T09:09:04.55</dc:date>
    <meta:editing-duration>PT00H02M54S</meta:editing-duration>
    <meta:editing-cycles>1</meta:editing-cycles>
    <meta:generator>OpenOffice.org/3.0$Win32 OpenOffice.org_project/300m15$Build-9379</meta:generator>
    <meta:user-defined meta:name="Informacja 1"/>
    <meta:user-defined meta:name="Informacja 2"/>
    <meta:user-defined meta:name="Informacja 3"/>
    <meta:user-defined meta:name="Informacja 4"/>
  </office:meta>
</office:document-meta>
</file>